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Standard">
      <style:text-properties officeooo:rsid="00198a2d" officeooo:paragraph-rsid="00198a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role de acesso com endereço MAC.WEP. WPA pessoal e WPA empresarial </text:h>
      <text:p text:style-name="Text_20_body">O fornecimento de acesso à internet via redes sem fio é uma atividade cada vez mais adotada por empresas de todos os portes. Essa é uma realidade presente não somente em companhias que atuam diretamente com o público, mas também diversas organizações que, mesmo não estando de portas abertas para o acesso ao público, permitem que os colaboradores utilizem a rede interna para acessar a internet. </text:p>
      <text:p text:style-name="Text_20_body">Essa é uma realidade cada vez mais presente, principalmente em organizações que buscam melhorar a experiência de trabalho de seus colaboradores, com o intuito de criar um ambiente mais descontraído e de menor tensão, acreditando na capacidade dos próprios colaboradores de se organizarem e não excederem o bom senso na utilização de tais liberdades, de forma que suas atividades profissionais sejam prejudicadas. </text:p>
      <text:p text:style-name="Text_20_body"><text:span text:style-name="Strong_20_Emphasis">Mega Mart </text:span></text:p>
      <text:p text:style-name="Text_20_body">Considere para esta atividade a seguinte situação hipotética. Uma gigante do comércio varejista, a Mega Mart, tem planejado uma nova forma de atuar com seus colaboradores. A organização, que antes impedia os colaboradores de utilizarem seus dispositivos celulares durante o expediente e não concedia acesso à internet, via wi-fi interno da empresa, aos clientes que estivessem nas dependências de suas lojas, agora deseja mudar essa realidade e conceder o acesso. </text:p>
      <text:p text:style-name="Text_20_body">Para que isso seja possível e de forma totalmente segura, algumas mudanças no esquema estrutural da rede, atualmente em utilização, devem ser reorganizadas. Atualmente, como a empresa não fornece esse tipo de serviço nas lojas, 90% da rede é cabeada, e os pontos que possuem wi-fi apresentam requisitos mínimos de segurança, pois basta somente que uma senha seja digitada, não havendo qualquer separação entre a rede corporativa e a de acesso à internet. </text:p>
      <text:p text:style-name="Text_20_body">Para implementação do novo modelo estrutural da rede, os gestores solicitaram que a estrutura cabeada fosse mantida, sendo adicionados novos pontos de acesso sem fio e que os requisitos de segurança fossem respeitados, evitando, assim, maiores transtornos decorrentes do novo modelo de trabalho. </text:p>
      <text:h text:style-name="Heading_20_3" text:outline-level="3">Vamos Praticar </text:h>
      <text:p text:style-name="Text_20_body">Agora que você é o responsável pela rede de computadores da organização, deverá elaborar um projeto. O que se espera é que exista total isolamento entre as redes corporativas, que deverão ser todas cabeadas. A rede concederá acesso à internet aos colaboradores por meio de dispositivos móveis, que deverão se autenticar à rede e ter seus dispositivos com identificadores e a rede que fornecerá acesso à internet via dispositivos wi-fi aos clientes que estiverem nas dependências do estabelecimento, sem que seja necessário qualquer tipo de autenticação. <text:span text:style-name="Strong_20_Emphasis">Ao final, disponibilize seu trabalho no fórum da seção. </text:span></text:p>
      <text:h text:style-name="Heading_20_1" text:outline-level="1"><text:soft-page-break/>Referências </text:h>
      <text:p text:style-name="Text_20_body">RAPPAPORT, T. S. <text:span text:style-name="Strong_20_Emphasis">Comunicação sem fio: princípios e práticas </text:span>. 2. ed. Pearson Prentice Hall, 2009. </text:p>
      <text:p text:style-name="Text_20_body">TANENBAUM, A. S. WETHERALL, D. <text:span text:style-name="Strong_20_Emphasis">Redes de Computadores </text:span>. 5a edição. Pearson. 2011. </text:p>
      <text:p text:style-name="P2">Resposta</text:p>
      <text:p text:style-name="P2">Caro estudante, Como pode ser visto no estudo minicase, 90% da rede é cabeada, e isso indica que todos os computadores e dispositivos que dependem da rede para que a estrutura organizacional funcione já estão dentro do requisito exigido para o projeto, "toda rede corporativa deve ser cabeada". Entretanto, para que essa rede fique isolada das demais, não basta somente que seja cabeada: será necessário um gateway específico para a rede corporativa. Assim, a rede corporativa será uma sub-rede da rede que acessa a internet. Outra solução - viável em termos de desempenho da rede - seria a aquisição de um link para acesso à internet, específico para a rede corporativa, e outro para acesso dos colaboradores e do público. Da mesma forma que se faz necessário um gateway para a rede corporativa, para a rede dos colaboradores e para a rede dos clientes, também serão necessários gateways distintos. Para os colaboradores, é necessário que seja exigida a autenticação do usuário (pode ser por meio dos protocolos WEP, WPA etc.). Além disso, será necessário que todos os dispositivos que terão acesso a essa rede possuam os endereços de MAC cadastrados na rede. Dessa forma, mesmo que um usuário consiga burlar o esquema de autenticação, o acesso à rede seria barrado no gateway. Quanto à rede dos clientes, basta somente que haja um gateway específico para o acesso do público. Nenhum outro esquema de segurança se faz necessário, haja vista que essa é uma rede totalmente isolada das dema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4:00.189917714</meta:creation-date>
    <dc:date>2022-12-11T13:27:36.885189887</dc:date>
    <meta:editing-duration>PT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703" meta:character-count="4422" meta:non-whitespace-character-count="3721"/>
  </office:meta>
</office:document-meta>
</file>